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5dd4"/>
    </style:style>
    <style:style style:name="P2" style:family="paragraph" style:parent-style-name="Standard">
      <style:paragraph-properties fo:margin-top="0cm" fo:margin-bottom="0.7cm" loext:contextual-spacing="false"/>
      <style:text-properties fo:font-weight="bold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6cm" fo:margin-right="0cm" fo:margin-top="0cm" fo:margin-bottom="0.9cm" loext:contextual-spacing="false" fo:line-height="115%" fo:text-indent="-1.401cm" style:auto-text-indent="false" style:page-number="auto" fo:background-color="transparent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035dd4"/>
    </style:style>
    <style:style style:name="P5" style:family="paragraph" style:parent-style-name="Header">
      <style:paragraph-properties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style style:name="P6" style:family="paragraph" style:parent-style-name="autor">
      <style:paragraph-properties fo:break-before="column"/>
    </style:style>
    <style:style style:name="P7" style:family="paragraph" style:parent-style-name="wypunktowanie" style:list-style-name="wypunktowanie"/>
    <style:style style:name="P8" style:family="paragraph" style:parent-style-name="opispoziom1">
      <style:text-properties fo:font-size="16pt" style:font-size-asian="16pt" style:font-size-complex="16pt"/>
    </style:style>
    <style:style style:name="P9" style:family="paragraph" style:parent-style-name="akapitwiersza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mat:</text:span> 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autor">Czesław Miłosz (1911-2004)</text:p>
        <text:p text:style-name="tytul">Który skrzywdziłeś</text:p>
        <text:p text:style-name="P9">Który skrzywdziłeś człowieka prostego</text:p>
        <text:p text:style-name="P4">Śmiechem nad krzywdą jego wybuchając,</text:p>
        <text:p text:style-name="P4">Gromadę błaznów koło siebie mając</text:p>
        <text:p text:style-name="P4">Na pomieszanie dobrego i złego,</text:p>
        <text:p text:style-name="P4">Choćby przed tobą wszyscy się skłonili</text:p>
        <text:p text:style-name="P4">Cnotę i mądrość tobie przypisując,</text:p>
        <text:p text:style-name="P4">Złote medale na twoją cześć kując,</text:p>
        <text:p text:style-name="P4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kursywa2">Washington D.C., 1950 (Światło dzienne, 1953)</text:p>
        <text:p text:style-name="P6">Ernest Bryll (ur. 1935)</text:p>
        <text:p text:style-name="autor">Ten, który…</text:p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kursywa2">Zwierzątko, 1975</text:p>
      </text:section>
      <text:p text:style-name="P2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8">Miłosz, Który skrzywdziłeś</text:p>
          </table:table-cell>
          <table:table-cell table:style-name="Tabela1.B1" office:value-type="string">
            <text:p text:style-name="opispoziom1">Bryll, Ten, który…</text:p>
          </table:table-cell>
        </table:table-row>
        <table:table-row>
          <table:table-cell table:style-name="Tabela1.A2" table:number-columns-spanned="2" office:value-type="string">
            <text:p text:style-name="opispoziom2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884702975" text:style-name="wypunktowanie">
              <text:list-item>
                <text:p text:style-name="P7">pewny własnej wartości roli poeta;</text:p>
              </text:list-item>
              <text:list-item>
                <text:p text:style-name="P7">obserwator i krytyk piętnujący zło;</text:p>
              </text:list-item>
              <text:list-item>
                <text:p text:style-name="P7">osoba zaangażowana;</text:p>
              </text:list-item>
            </text:list>
          </table:table-cell>
          <table:table-cell table:style-name="Tabela1.B7" office:value-type="string">
            <text:list xml:id="list103324278997324" text:continue-numbering="true" text:style-name="wypunktowanie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Adresat liryczny</text:p>
          </table:table-cell>
          <table:covered-table-cell/>
        </table:table-row>
        <table:table-row>
          <table:table-cell table:style-name="Tabela1.A7" office:value-type="string">
            <text:list xml:id="list103325404262583" text:continue-numbering="true" text:style-name="wypunktowanie">
              <text:list-item>
                <text:p text:style-name="P7">człowiek lekceważący człowieka i normy moralne;</text:p>
              </text:list-item>
              <text:list-item>
                <text:p text:style-name="P7">tyran, zadufany w sobie, pyszny i dumny władca;</text:p>
              </text:list-item>
            </text:list>
          </table:table-cell>
          <table:table-cell table:style-name="Tabela1.B7" office:value-type="string">
            <text:list xml:id="list103325807113312" text:continue-numbering="true" text:style-name="wypunktowanie">
              <text:list-item>
                <text:p text:style-name="P7">retoryczne "my", czyli "wy" - podm. zdystansowany!</text:p>
              </text:list-item>
              <text:list-item>
                <text:p text:style-name="P7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324564236649" text:continue-numbering="true" text:style-name="wypunktowanie">
              <text:list-item>
                <text:p text:style-name="P7">spersonalizowany (2 os. lp.) - wzmocnienie groźby;</text:p>
              </text:list-item>
              <text:list-item>
                <text:p text:style-name="P7">strachem podporządkowuje sobie innych;</text:p>
              </text:list-item>
              <text:list-item>
                <text:p text:style-name="P7">poddańczo wychwalany i idealizowany;</text:p>
              </text:list-item>
            </text:list>
          </table:table-cell>
          <table:table-cell table:style-name="Tabela1.B7" office:value-type="string">
            <text:list xml:id="list103325895552091" text:continue-numbering="true" text:style-name="wypunktowanie">
              <text:list-item>
                <text:p text:style-name="P7">uprzedmiotowiony (3 os.) - niedosięgły; cyniczny i szyderczy manipulator; gardzi człowiekiem i prawdą;</text:p>
              </text:list-item>
              <text:list-item>
                <text:p text:style-name="P7">żąda poklasku, w praktyce triumfuje; pociąga za sobą ludzi (atrakcyjność zła)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punktowanie" style:family="paragraph" style:parent-style-name="Standard">
      <loext:graphic-properties draw:fill="none"/>
      <style:paragraph-properties fo:margin-left="0.64cm" fo:margin-right="0cm" fo:text-indent="-0.64cm" style:auto-text-indent="false" fo:background-color="transparent"/>
    </style:style>
    <style:style style:name="opispoziom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opispoziom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kursywa2" style:family="paragraph" style:parent-style-name="Standard">
      <style:paragraph-properties style:writing-mode="page"/>
      <style:text-properties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utor" style:family="paragraph" style:parent-style-name="Standard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tytul" style:family="paragraph" style:parent-style-name="Standard">
      <style:paragraph-properties fo:margin-top="0cm" fo:margin-bottom="0.3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akapitwiersza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ypunktowa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5:43.301235832</meta:creation-date>
    <dc:date>2017-10-30T10:32:18.621769301</dc:date>
    <meta:editing-duration>PT23M35S</meta:editing-duration>
    <meta:editing-cycles>4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09" meta:non-whitespace-character-count="1952"/>
  </office:meta>
</office:document-meta>
</file>